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00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dash" draw:stroke-dash="Ultrafine_20_Dashed" svg:stroke-color="#000000" draw:fill="solid" draw:fill-color="#ffffff" draw:textarea-vertical-align="middle"/>
    </style:style>
    <style:style style:name="gr4" style:family="graphic" style:parent-style-name="standard">
      <style:graphic-properties draw:stroke="dash" draw:stroke-dash="Fine_20_Dashed_20__28_var_29_" svg:stroke-color="#000000" draw:fill="solid" draw:fill-color="#ffffff" draw:textarea-vertical-align="middle"/>
    </style:style>
    <style:style style:name="gr5" style:family="graphic" style:parent-style-name="objectwithoutfill">
      <style:graphic-properties draw:stroke="dash" draw:stroke-dash="Ultrafine_20_Dashed" draw:fill="none" draw:textarea-vertical-align="middle"/>
    </style:style>
    <style:style style:name="gr6" style:family="graphic" style:parent-style-name="objectwithoutfill">
      <style:graphic-properties draw:stroke="solid" draw:stroke-dash="Ultrafine_20_Dashed" draw:marker-start="" draw:marker-end="Arrowheads_20_3" draw:fill="none" draw:textarea-vertical-align="middle"/>
    </style:style>
    <style:style style:name="gr7" style:family="graphic" style:parent-style-name="objectwithoutfill">
      <style:graphic-properties draw:marker-start="Arrowheads_20_3" draw:marker-end="Arrowheads_20_3" draw:fill="none" draw:textarea-vertical-align="middle"/>
    </style:style>
    <style:style style:name="gr8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draw:stroke="solid" draw:stroke-dash="Ultrafine_20_Dashed" draw:marker-end="Arrowheads_20_3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fo:min-height="0.35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svg:stroke-color="#000000" draw:fill="solid" draw:fill-color="#c0c0c0" draw:textarea-vertical-align="middle"/>
    </style:style>
    <style:style style:name="gr14" style:family="graphic" style:parent-style-name="standard">
      <style:graphic-properties svg:stroke-color="#ffffff" draw:fill="solid" draw:fill-color="#ffffff" draw:textarea-vertical-align="middle"/>
    </style:style>
    <style:style style:name="gr15" style:family="graphic" style:parent-style-name="standard">
      <style:graphic-properties svg:stroke-color="#000000" draw:fill="solid" draw:fill-color="#e6e6e6" draw:textarea-vertical-align="middle"/>
    </style:style>
    <style:style style:name="gr16" style:family="graphic" style:parent-style-name="standard">
      <style:graphic-properties svg:stroke-color="#e6e6e6" draw:fill="solid" draw:fill-color="#e6e6e6" draw:textarea-vertical-align="middle"/>
    </style:style>
    <style:style style:name="gr17" style:family="graphic" style:parent-style-name="standard">
      <style:graphic-properties svg:stroke-color="#000000" draw:fill="gradient" draw:fill-color="#c0c0c0" draw:fill-gradient-name="Gradient_20_7" draw:textarea-vertical-align="middle"/>
    </style:style>
    <style:style style:name="gr18" style:family="graphic" style:parent-style-name="standard">
      <style:graphic-properties draw:stroke="none" svg:stroke-color="#ff950e" draw:fill="solid" draw:fill-color="#e6e6e6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draw:layer="layout" svg:width="8.4cm" svg:height="7.6cm" svg:x="4.5cm" svg:y="1.5cm">
          <text:p/>
        </draw:ellipse>
        <draw:ellipse draw:style-name="gr2" draw:text-style-name="P1" draw:layer="layout" svg:width="8.4cm" svg:height="7.6cm" svg:x="6.856cm" svg:y="1.456cm">
          <text:p/>
        </draw:ellipse>
        <draw:ellipse draw:style-name="gr3" draw:text-style-name="P1" draw:layer="layout" svg:width="7.132cm" svg:height="6.7cm" svg:x="5.699cm" svg:y="10.999cm">
          <text:p/>
        </draw:ellipse>
        <draw:ellipse draw:style-name="gr4" draw:text-style-name="P1" draw:layer="layout" svg:width="7.132cm" svg:height="6.7cm" svg:x="7.2cm" svg:y="11cm">
          <text:p/>
        </draw:ellipse>
        <draw:line draw:style-name="gr5" draw:text-style-name="P1" draw:layer="layout" svg:x1="13.3cm" svg:y1="12cm" svg:x2="13.3cm" svg:y2="16.7cm">
          <text:p/>
        </draw:line>
        <draw:line draw:style-name="gr6" draw:text-style-name="P1" draw:layer="layout" svg:x1="10.7cm" svg:y1="14.3cm" svg:x2="12.4cm" svg:y2="11.4cm">
          <text:p/>
        </draw:line>
        <draw:line draw:style-name="gr7" draw:text-style-name="P1" draw:layer="layout" svg:x1="13.3cm" svg:y1="14.3cm" svg:x2="14.3cm" svg:y2="14.3cm">
          <text:p/>
        </draw:line>
        <draw:line draw:style-name="gr7" draw:text-style-name="P1" draw:layer="layout" svg:x1="10cm" svg:y1="12cm" svg:x2="10cm" svg:y2="16.7cm">
          <text:p/>
        </draw:line>
        <draw:line draw:style-name="gr8" draw:text-style-name="P1" draw:layer="layout" svg:x1="6.7cm" svg:y1="16.7cm" svg:x2="13.3cm" svg:y2="16.7cm">
          <text:p/>
        </draw:line>
        <draw:path draw:style-name="gr8" draw:text-style-name="P1" draw:layer="layout" svg:width="4.743cm" svg:height="3.071cm" draw:transform="skewX (0.368962603871532) rotate (-0.858178393206636) translate (13.3210000280352cm 11.9999999899593cm)" svg:viewBox="0 0 4744 3072" svg:d="m0 0c3604 5 4744 3072 4744 3072">
          <text:p/>
        </draw:path>
        <draw:path draw:style-name="gr8" draw:text-style-name="P1" draw:layer="layout" svg:width="4.655cm" svg:height="2.994cm" draw:transform="skewX (-0.332136156654458) rotate (0.879995008855375) translate (3.7126131837679cm 15.5880407095156cm)" svg:viewBox="0 0 4656 2995" svg:d="m4656 0c-3539 4-4656 2995-4656 2995">
          <text:p/>
        </draw:path>
        <draw:line draw:style-name="gr9" draw:text-style-name="P1" draw:layer="layout" svg:x1="9.299cm" svg:y1="14.299cm" svg:x2="7.4cm" svg:y2="11.5cm">
          <text:p/>
        </draw:line>
        <draw:line draw:style-name="gr7" draw:text-style-name="P1" draw:layer="layout" svg:x1="14.4cm" svg:y1="18.1cm" svg:x2="6cm" svg:y2="18.1cm">
          <text:p/>
        </draw:line>
        <draw:frame draw:style-name="gr10" draw:text-style-name="P2" draw:layer="layout" svg:width="1.328cm" svg:height="0.806cm" svg:x="9.3cm" svg:y="18.238cm">
          <draw:text-box>
            <text:p><text:span text:style-name="T1">5 m</text:span></text:p>
          </draw:text-box>
        </draw:frame>
        <draw:frame draw:style-name="gr10" draw:text-style-name="P2" draw:layer="layout" svg:width="2.013cm" svg:height="0.806cm" svg:x="11.087cm" svg:y="13.394cm">
          <draw:text-box>
            <text:p><text:span text:style-name="T1">4.05 m</text:span></text:p>
          </draw:text-box>
        </draw:frame>
        <draw:frame draw:style-name="gr10" draw:text-style-name="P2" draw:layer="layout" svg:width="2.013cm" svg:height="0.806cm" svg:x="7.2cm" svg:y="13.4cm">
          <draw:text-box>
            <text:p><text:span text:style-name="T1">4.05 m</text:span></text:p>
          </draw:text-box>
        </draw:frame>
        <draw:frame draw:style-name="gr10" draw:text-style-name="P2" draw:layer="layout" svg:width="1.328cm" svg:height="0.806cm" svg:x="10cm" svg:y="14.594cm">
          <draw:text-box>
            <text:p><text:span text:style-name="T1">5 m</text:span></text:p>
          </draw:text-box>
        </draw:frame>
        <draw:frame draw:style-name="gr10" draw:text-style-name="P2" draw:layer="layout" svg:width="2.288cm" svg:height="0.806cm" svg:x="14.541cm" svg:y="15.221cm">
          <draw:text-box>
            <text:p><text:span text:style-name="T1">0.825 m</text:span></text:p>
          </draw:text-box>
        </draw:frame>
        <draw:frame draw:style-name="gr11" draw:layer="layout" svg:width="3.9cm" svg:height="0.962cm" svg:x="14.5cm" svg:y="18.238cm">
          <draw:text-box>
            <text:p>Not to scale</text:p>
          </draw:text-box>
        </draw:frame>
        <draw:line draw:style-name="gr12" draw:text-style-name="P1" draw:layer="layout" svg:x1="14.1cm" svg:y1="14.5cm" svg:x2="14.9cm" svg:y2="15.3cm">
          <text:p/>
        </draw:line>
        <draw:rect draw:style-name="gr13" draw:text-style-name="P1" draw:layer="layout" svg:width="3.2cm" svg:height="2.85cm" svg:x="8.2cm" svg:y="3.89cm">
          <text:p/>
        </draw:rect>
        <draw:path draw:style-name="gr8" draw:text-style-name="P1" draw:layer="layout" svg:width="4.573cm" svg:height="4.272cm" draw:transform="skewX (-0.15132004614788) rotate (-2.39895505686694) translate (9.36938193914669cm 5.10711672666487cm)" svg:viewBox="0 0 4574 4273" svg:d="m0 4273c4583-2 4574-4273 4574-4273">
          <text:p/>
        </draw:path>
        <draw:path draw:style-name="gr8" draw:text-style-name="P1" draw:layer="layout" svg:width="4.573cm" svg:height="4.272cm" draw:transform="skewX (0.151494579073079) rotate (2.39912958979095) translate (13.8030001010765cm 8.17500009274948cm)" svg:viewBox="0 0 4574 4273" svg:d="m4574 4273c-4583-2-4574-4273-4574-4273">
          <text:p/>
        </draw:path>
        <draw:rect draw:style-name="gr2" draw:text-style-name="P1" draw:layer="layout" svg:width="7.8cm" svg:height="1.444cm" svg:x="6cm" svg:y="2.444cm">
          <text:p/>
        </draw:rect>
        <draw:rect draw:style-name="gr2" draw:text-style-name="P1" draw:layer="layout" svg:width="7.8cm" svg:height="1.444cm" svg:x="5.999cm" svg:y="6.743cm">
          <text:p/>
        </draw:rect>
        <draw:rect draw:style-name="gr2" draw:text-style-name="P1" draw:layer="layout" svg:width="1.7cm" svg:height="2.85cm" svg:x="6.5cm" svg:y="3.89cm">
          <text:p/>
        </draw:rect>
        <draw:rect draw:style-name="gr2" draw:text-style-name="P1" draw:layer="layout" svg:width="2.4cm" svg:height="2.85cm" svg:x="11.4cm" svg:y="3.89cm">
          <text:p/>
        </draw:rect>
        <draw:rect draw:style-name="gr14" draw:text-style-name="P1" draw:layer="layout" svg:width="10.4cm" svg:height="1.2cm" svg:x="5.1cm" svg:y="1.2cm">
          <text:p/>
        </draw:rect>
        <draw:rect draw:style-name="gr14" draw:text-style-name="P1" draw:layer="layout" svg:width="10.4cm" svg:height="1.2cm" svg:x="5.099cm" svg:y="8.243cm">
          <text:p/>
        </draw:rect>
        <draw:line draw:style-name="gr8" draw:text-style-name="P1" draw:layer="layout" svg:x1="6cm" svg:y1="8.2cm" svg:x2="13.8cm" svg:y2="8.2cm">
          <text:p/>
        </draw:line>
        <draw:line draw:style-name="gr8" draw:text-style-name="P1" draw:layer="layout" svg:x1="6cm" svg:y1="2.4cm" svg:x2="13.8cm" svg:y2="2.4cm">
          <text:p/>
        </draw:line>
        <draw:line draw:style-name="gr8" draw:text-style-name="P1" draw:layer="layout" svg:x1="6.696cm" svg:y1="11.991cm" svg:x2="13.296cm" svg:y2="11.991cm">
          <text:p/>
        </draw:line>
        <draw:rect draw:style-name="gr13" draw:text-style-name="P1" draw:layer="layout" svg:width="3.2cm" svg:height="2.85cm" svg:x="8.175cm" svg:y="3.865cm">
          <text:p/>
        </draw:rect>
        <draw:path draw:style-name="gr8" draw:text-style-name="P1" draw:layer="layout" svg:width="4.573cm" svg:height="4.272cm" draw:transform="skewX (-0.15132004614788) rotate (-2.39895505686694) translate (9.34438193914669cm 5.08211672666487cm)" svg:viewBox="0 0 4574 4273" svg:d="m0 4273c4583-2 4574-4273 4574-4273">
          <text:p/>
        </draw:path>
        <draw:path draw:style-name="gr8" draw:text-style-name="P1" draw:layer="layout" svg:width="4.573cm" svg:height="4.272cm" draw:transform="skewX (0.151494579073079) rotate (2.39912958979095) translate (13.7780001010765cm 8.15000009274948cm)" svg:viewBox="0 0 4574 4273" svg:d="m4574 4273c-4583-2-4574-4273-4574-4273">
          <text:p/>
        </draw:path>
        <draw:rect draw:style-name="gr2" draw:text-style-name="P1" draw:layer="layout" svg:width="7.8cm" svg:height="1.444cm" svg:x="5.975cm" svg:y="2.419cm">
          <text:p/>
        </draw:rect>
        <draw:rect draw:style-name="gr2" draw:text-style-name="P1" draw:layer="layout" svg:width="7.8cm" svg:height="1.444cm" svg:x="5.974cm" svg:y="6.718cm">
          <text:p/>
        </draw:rect>
        <draw:rect draw:style-name="gr2" draw:text-style-name="P1" draw:layer="layout" svg:width="1.7cm" svg:height="2.85cm" svg:x="6.475cm" svg:y="3.865cm">
          <text:p/>
        </draw:rect>
        <draw:rect draw:style-name="gr2" draw:text-style-name="P1" draw:layer="layout" svg:width="2.4cm" svg:height="2.85cm" svg:x="11.375cm" svg:y="3.865cm">
          <text:p/>
        </draw:rect>
        <draw:rect draw:style-name="gr14" draw:text-style-name="P1" draw:layer="layout" svg:width="10.4cm" svg:height="1.2cm" svg:x="5.074cm" svg:y="8.218cm">
          <text:p/>
        </draw:rect>
        <draw:line draw:style-name="gr8" draw:text-style-name="P1" draw:layer="layout" svg:x1="5.975cm" svg:y1="8.175cm" svg:x2="13.775cm" svg:y2="8.175cm">
          <text:p/>
        </draw:line>
        <draw:line draw:style-name="gr8" draw:text-style-name="P1" draw:layer="layout" svg:x1="5.975cm" svg:y1="2.375cm" svg:x2="13.775cm" svg:y2="2.375cm">
          <text:p/>
        </draw:line>
        <draw:rect draw:style-name="gr15" draw:text-style-name="P1" draw:layer="layout" svg:width="18.8cm" svg:height="9.4cm" svg:x="1.1cm" svg:y="19.2cm">
          <text:p/>
        </draw:rect>
        <draw:ellipse draw:style-name="gr1" draw:text-style-name="P1" draw:layer="layout" svg:width="8.4cm" svg:height="7.6cm" svg:x="5cm" svg:y="20.4cm">
          <text:p/>
        </draw:ellipse>
        <draw:ellipse draw:style-name="gr2" draw:text-style-name="P1" draw:layer="layout" svg:width="8.4cm" svg:height="7.6cm" svg:x="7.356cm" svg:y="20.356cm">
          <text:p/>
        </draw:ellipse>
        <draw:rect draw:style-name="gr13" draw:text-style-name="P1" draw:layer="layout" svg:width="3.2cm" svg:height="2.85cm" svg:x="8.7cm" svg:y="22.79cm">
          <text:p/>
        </draw:rect>
        <draw:path draw:style-name="gr8" draw:text-style-name="P1" draw:layer="layout" svg:width="4.573cm" svg:height="4.272cm" draw:transform="skewX (-0.15132004614788) rotate (-2.39895505686694) translate (9.8693819391467cm 24.0071167266649cm)" svg:viewBox="0 0 4574 4273" svg:d="m0 4273c4583-2 4574-4273 4574-4273">
          <text:p/>
        </draw:path>
        <draw:rect draw:style-name="gr16" draw:text-style-name="P1" draw:layer="layout" svg:width="10.4cm" svg:height="1.2cm" svg:x="5.6cm" svg:y="20.1cm">
          <text:p/>
        </draw:rect>
        <draw:path draw:style-name="gr8" draw:text-style-name="P1" draw:layer="layout" svg:width="4.573cm" svg:height="4.272cm" draw:transform="skewX (0.151494579073079) rotate (2.39912958979095) translate (14.3030001010765cm 27.0750000927495cm)" svg:viewBox="0 0 4574 4273" svg:d="m4574 4273c-4583-2-4574-4273-4574-4273">
          <text:p/>
        </draw:path>
        <draw:rect draw:style-name="gr2" draw:text-style-name="P1" draw:layer="layout" svg:width="7.8cm" svg:height="1.444cm" svg:x="6.5cm" svg:y="21.344cm">
          <text:p/>
        </draw:rect>
        <draw:rect draw:style-name="gr2" draw:text-style-name="P1" draw:layer="layout" svg:width="7.8cm" svg:height="1.444cm" svg:x="6.499cm" svg:y="25.643cm">
          <text:p/>
        </draw:rect>
        <draw:rect draw:style-name="gr2" draw:text-style-name="P1" draw:layer="layout" svg:width="1.7cm" svg:height="2.85cm" svg:x="7cm" svg:y="22.79cm">
          <text:p/>
        </draw:rect>
        <draw:rect draw:style-name="gr2" draw:text-style-name="P1" draw:layer="layout" svg:width="2.4cm" svg:height="2.85cm" svg:x="11.9cm" svg:y="22.79cm">
          <text:p/>
        </draw:rect>
        <draw:rect draw:style-name="gr14" draw:text-style-name="P1" draw:layer="layout" svg:width="10.4cm" svg:height="1.2cm" svg:x="5.599cm" svg:y="27.143cm">
          <text:p/>
        </draw:rect>
        <draw:line draw:style-name="gr8" draw:text-style-name="P1" draw:layer="layout" svg:x1="6.5cm" svg:y1="27.1cm" svg:x2="14.3cm" svg:y2="27.1cm">
          <text:p/>
        </draw:line>
        <draw:line draw:style-name="gr8" draw:text-style-name="P1" draw:layer="layout" svg:x1="6.5cm" svg:y1="21.3cm" svg:x2="14.3cm" svg:y2="21.3cm">
          <text:p/>
        </draw:line>
        <draw:rect draw:style-name="gr17" draw:text-style-name="P1" draw:layer="layout" svg:width="3.2cm" svg:height="2.85cm" svg:x="8.675cm" svg:y="22.765cm">
          <text:p/>
        </draw:rect>
        <draw:path draw:style-name="gr8" draw:text-style-name="P1" draw:layer="layout" svg:width="4.573cm" svg:height="4.272cm" draw:transform="skewX (-0.15132004614788) rotate (-2.39895505686694) translate (9.8443819391467cm 23.9821167266649cm)" svg:viewBox="0 0 4574 4273" svg:d="m0 4273c4583-2 4574-4273 4574-4273">
          <text:p/>
        </draw:path>
        <draw:path draw:style-name="gr8" draw:text-style-name="P1" draw:layer="layout" svg:width="4.573cm" svg:height="4.272cm" draw:transform="skewX (0.151494579073079) rotate (2.39912958979095) translate (14.2780001010765cm 27.0500000927495cm)" svg:viewBox="0 0 4574 4273" svg:d="m4574 4273c-4583-2-4574-4273-4574-4273">
          <text:p/>
        </draw:path>
        <draw:rect draw:style-name="gr2" draw:text-style-name="P1" draw:layer="layout" svg:width="7.8cm" svg:height="1.444cm" svg:x="6.475cm" svg:y="21.319cm">
          <text:p/>
        </draw:rect>
        <draw:rect draw:style-name="gr2" draw:text-style-name="P1" draw:layer="layout" svg:width="7.8cm" svg:height="1.444cm" svg:x="6.474cm" svg:y="25.618cm">
          <text:p/>
        </draw:rect>
        <draw:rect draw:style-name="gr2" draw:text-style-name="P1" draw:layer="layout" svg:width="1.7cm" svg:height="2.85cm" svg:x="6.975cm" svg:y="22.765cm">
          <text:p/>
        </draw:rect>
        <draw:rect draw:style-name="gr2" draw:text-style-name="P1" draw:layer="layout" svg:width="2.4cm" svg:height="2.85cm" svg:x="11.875cm" svg:y="22.765cm">
          <text:p/>
        </draw:rect>
        <draw:rect draw:style-name="gr18" draw:text-style-name="P1" draw:layer="layout" svg:width="10.926cm" svg:height="1.482cm" svg:x="5.574cm" svg:y="27.118cm">
          <text:p/>
        </draw:rect>
        <draw:line draw:style-name="gr8" draw:text-style-name="P1" draw:layer="layout" svg:x1="6.475cm" svg:y1="27.075cm" svg:x2="14.275cm" svg:y2="27.075cm">
          <text:p/>
        </draw:line>
        <draw:line draw:style-name="gr8" draw:text-style-name="P1" draw:layer="layout" svg:x1="6.475cm" svg:y1="21.275cm" svg:x2="14.275cm" svg:y2="21.2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3" draw:display-name="Gradient 3" draw:style="radial" draw:cx="30%" draw:cy="30%" draw:start-color="#800000" draw:end-color="#ffff00" draw:start-intensity="100%" draw:end-intensity="100%" draw:border="20%"/>
    <draw:gradient draw:name="Gradient_20_6" draw:display-name="Gradient 6" draw:style="rectangular" draw:cx="60%" draw:cy="60%" draw:start-color="#800080" draw:end-color="#ffff00" draw:start-intensity="100%" draw:end-intensity="100%" draw:angle="1900" draw:border="50%"/>
    <draw:gradient draw:name="Gradient_20_7" draw:display-name="Gradient 7" draw:style="linear" draw:start-color="#800000" draw:end-color="#4c4c4c" draw:start-intensity="100%" draw:end-intensity="60%" draw:angle="900" draw:border="0%"/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marker draw:name="Arrow" svg:viewBox="0 0 20 30" svg:d="m10 0-10 30h20z"/>
    <draw:marker draw:name="Arrowheads_20_3" draw:display-name="Arrowheads 3" svg:viewBox="0 0 1131 902" svg:d="m564 0-564 902h1131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8-13T09:47:38</meta:creation-date>
    <dc:date>2014-09-06T22:34:36</dc:date>
    <meta:editing-duration>PT46M28S</meta:editing-duration>
    <meta:editing-cycles>21</meta:editing-cycles>
    <meta:generator>OpenOffice.org/3.4.1$Unix OpenOffice.org_project/341m1$Build-9593</meta:generator>
    <meta:document-statistic meta:object-count="66"/>
  </office:meta>
</office:document-meta>
</file>